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06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A REQUEST FOR THE PRESENT (106:1-5, 47-48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A REQUEST FOR THE PRESENT (106:1-5, 47-48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Regard us (106:1-5, 48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Regard us (106:1-5, 48).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Israel wants to bless God (106:1-3, 48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Israel wants to be blessed by God (106:4-5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A REQUEST FOR THE PRESENT (106:1-5, 47-48):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Regard us (106:1-5, 48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Redeem us (106:4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Regather us (106:47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PSALM 106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A REQUEST FOR THE PRESENT (106:1-5, 47-48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A REMEMBRANCE OF THE PAST (106:6-46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-title-Title-Slide" presentation:presentation-page-layout-name="Master1-PPL1" draw:id="Slide-261">
        <draw:frame draw:id="id100" presentation:style-name="a554" draw:name="Title 1" svg:x="1.38in" svg:y="0.83in" svg:width="10.3in" svg:height="4.42in" presentation:class="title" presentation:placeholder="false">
          <draw:text-box>
            <text:p text:style-name="a553" text:class-names="" text:cond-style-name=""><text:span text:style-name="a551" text:class-names="">A REMEMBRANCE OF THE PAST (106:6-46):<text:s text:c="1"/></text:span><text:span text:style-name="a552" text:class-names=""/></text:p>
          </draw:text-box>
          <svg:title/>
          <svg:desc/>
        </draw:frame>
        <draw:frame draw:id="id101" presentation:style-name="a559" draw:name="Subtitle 2" svg:x="1.38in" svg:y="5.25in" svg:width="10.3in" svg:height="1.85in" presentation:class="subtitle" presentation:placeholder="false">
          <draw:text-box>
            <text:p text:style-name="a556" text:class-names="" text:cond-style-name=""><text:span text:style-name="a555" text:class-names=""><text:s text:c="1"/>Israel's corruption (106:6-7, 13-43)<text:s text:c="1"/></text:span></text:p>
            <text:p text:style-name="a558" text:class-names="" text:cond-style-name=""><text:span text:style-name="a557" text:class-names=""/></text:p>
          </draw:text-box>
          <svg:title/>
          <svg:desc/>
        </draw:frame>
      </draw:page>
      <draw:page draw:name="Slide7" draw:style-name="a560" draw:master-page-name="Master1-Layout13-twoColTx-Title-and-2-Column-Text" presentation:presentation-page-layout-name="Master1-PPL13" draw:id="Slide-262">
        <draw:frame draw:id="id102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Israel's corruption (106:6-7, 13-43)<text:s text:c="1"/></text:span><text:span text:style-name="a562" text:class-names=""/></text:p>
          </draw:text-box>
          <svg:title/>
          <svg:desc/>
        </draw:frame>
        <draw:frame draw:id="id103" presentation:style-name="a583" draw:name="Text Placeholder 2" svg:x="1.38021in" svg:y="2in" svg:width="4.61632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y forget God's miracles (106:7, 13, 21-23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y rebel against him (106:6-7, 33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y ignore his counsel (106:13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y test his patience (106:14-15, 3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envy Moses and Aaron (106:16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  <draw:frame draw:id="id104" presentation:style-name="a602" draw:name="Text Placeholder 3" svg:x="6.16319in" svg:y="2in" svg:width="4.61632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y worship idols (106:19-20, 28-31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y refuse to enter the Promised Land (106:24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y disbelieve his promises (106:2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y grumble constantly (106:25-2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y adopt the sins of surrounding nations (106:34-43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8" draw:style-name="a603" draw:master-page-name="Master1-Layout12-tx-Title-and-Text" presentation:presentation-page-layout-name="Master1-PPL12" draw:id="Slide-263">
        <draw:frame draw:id="id105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A REMEMBRANCE OF THE PAST (106:6-46):<text:s text:c="1"/></text:span><text:span text:style-name="a605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Israel's corruption (106:6-7, 13-4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God's compassion (106:8-12, 43-46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9" draw:style-name="a618" draw:master-page-name="Master1-Layout12-tx-Title-and-Text" presentation:presentation-page-layout-name="Master1-PPL12" draw:id="Slide-264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God's compassion (106:8-12, 43-46)<text:s text:c="1"/></text:span><text:span text:style-name="a620" text:class-names=""/></text:p>
          </draw:text-box>
          <svg:title/>
          <svg:desc/>
        </draw:frame>
        <draw:frame draw:id="id108" presentation:style-name="a644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e saves his people for his name's sake (106: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divides the Red Sea for them (106:9-1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e delivers them many times (106:4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e takes note of their distress (106:44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e remembers his covenant with them (106:4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e even causes their enemies to treat them kindly (106:46).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0" draw:style-name="a645" draw:master-page-name="Master1-Layout12-tx-Title-and-Text" presentation:presentation-page-layout-name="Master1-PPL12" draw:id="Slide-265">
        <draw:frame draw:id="id109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A REMEMBRANCE OF THE PAST (106:6-46):<text:s text:c="1"/></text:span><text:span text:style-name="a647" text:class-names=""/></text:p>
          </draw:text-box>
          <svg:title/>
          <svg:desc/>
        </draw:frame>
        <draw:frame draw:id="id110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Israel's corruption (106:6-7, 13-43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God's compassion (106:8-12, 43-4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1" draw:style-name="a660" draw:master-page-name="Master1-Layout12-tx-Title-and-Text" presentation:presentation-page-layout-name="Master1-PPL12" draw:id="Slide-266">
        <draw:frame draw:id="id111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PSALM 106<text:s text:c="1"/></text:span><text:span text:style-name="a662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A REQUEST FOR THE PRESENT (106:1-5, 47-48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A REMEMBRANCE OF THE PAST (106:6-46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6 </dc:title>
    <meta:initial-creator>David STRICKLAND</meta:initial-creator>
    <dc:creator>David STRICKLAND</dc:creator>
    <meta:creation-date>2020-02-22T19:34:18Z</meta:creation-date>
    <dc:date>2020-02-22T19:34:18Z</dc:date>
    <meta:template xlink:href="BibleStudy" xlink:type="simple"/>
    <meta:editing-cycles>1</meta:editing-cycles>
    <meta:editing-duration>PT0S</meta:editing-duration>
    <meta:document-statistic meta:paragraph-count="43" meta:word-count="370"/>
  </office:meta>
</office:document-meta>
</file>